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918f6" officeooo:paragraph-rsid="003918f6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fcf61" officeooo:paragraph-rsid="003fcf61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1262b" officeooo:paragraph-rsid="004169dd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3a685" officeooo:paragraph-rsid="0043a685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69d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d525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97bb5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 fo:keep-with-next="always"/>
      <style:text-properties officeooo:rsid="004169dd" officeooo:paragraph-rsid="0043d113"/>
    </style:style>
    <style:style style:name="P17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18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19" style:family="paragraph" style:parent-style-name="Standard">
      <style:text-properties officeooo:paragraph-rsid="0033dccf"/>
    </style:style>
    <style:style style:name="P20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1" style:family="paragraph" style:parent-style-name="Standard" style:list-style-name="L1">
      <loext:graphic-properties draw:fill="none"/>
      <style:paragraph-properties fo:background-color="transparent"/>
      <style:text-properties officeooo:rsid="0030596a" officeooo:paragraph-rsid="0030596a"/>
    </style:style>
    <style:style style:name="P22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2c7bf5"/>
    </style:style>
    <style:style style:name="P23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1dc86"/>
    </style:style>
    <style:style style:name="P24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2454f"/>
    </style:style>
    <style:style style:name="P25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367092"/>
    </style:style>
    <style:style style:name="P26" style:family="paragraph" style:parent-style-name="Standard" style:list-style-name="L3">
      <loext:graphic-properties draw:fill="none"/>
      <style:paragraph-properties fo:background-color="transparent"/>
      <style:text-properties officeooo:rsid="00367092" officeooo:paragraph-rsid="002c7bf5"/>
    </style:style>
    <style:style style:name="P27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1dc86"/>
    </style:style>
    <style:style style:name="P28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2454f"/>
    </style:style>
    <style:style style:name="P29" style:family="paragraph" style:parent-style-name="Standard" style:list-style-name="L3">
      <loext:graphic-properties draw:fill="none"/>
      <style:paragraph-properties fo:background-color="transparent"/>
      <style:text-properties officeooo:rsid="0031dc86" officeooo:paragraph-rsid="003a6be1"/>
    </style:style>
    <style:style style:name="P30" style:family="paragraph" style:parent-style-name="Standard" style:list-style-name="L3">
      <loext:graphic-properties draw:fill="none"/>
      <style:paragraph-properties fo:background-color="transparent"/>
      <style:text-properties officeooo:rsid="002ed7de" officeooo:paragraph-rsid="003a6be1"/>
    </style:style>
    <style:style style:name="P31" style:family="paragraph" style:parent-style-name="Standard" style:list-style-name="L4">
      <loext:graphic-properties draw:fill="none"/>
      <style:paragraph-properties fo:background-color="transparent"/>
      <style:text-properties officeooo:rsid="0033dccf" officeooo:paragraph-rsid="0033dccf"/>
    </style:style>
    <style:style style:name="P32" style:family="paragraph" style:parent-style-name="Standard" style:list-style-name="L4">
      <loext:graphic-properties draw:fill="none"/>
      <style:paragraph-properties fo:background-color="transparent"/>
      <style:text-properties officeooo:rsid="0034d6ef" officeooo:paragraph-rsid="0034d6ef"/>
    </style:style>
    <style:style style:name="P33" style:family="paragraph" style:parent-style-name="Standard" style:list-style-name="L4">
      <loext:graphic-properties draw:fill="none"/>
      <style:paragraph-properties fo:background-color="transparent"/>
      <style:text-properties officeooo:rsid="003724e5" officeooo:paragraph-rsid="003724e5"/>
    </style:style>
    <style:style style:name="P34" style:family="paragraph" style:parent-style-name="Standard" style:list-style-name="L2">
      <loext:graphic-properties draw:fill="none"/>
      <style:paragraph-properties fo:margin-left="0cm" fo:margin-right="0cm" fo:margin-top="0.423cm" fo:margin-bottom="0.212cm" loext:contextual-spacing="false" fo:text-indent="1cm" style:auto-text-indent="false" fo:background-color="transparent"/>
      <style:text-properties style:font-name="Liberation Sans" fo:font-size="18.2000007629395pt" fo:font-weight="bold" officeooo:rsid="002bf837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3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d4114" officeooo:paragraph-rsid="004d4114"/>
    </style:style>
    <style:style style:name="P3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4f3907"/>
    </style:style>
    <style:style style:name="P3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rsid="0023d766" officeooo:paragraph-rsid="00244362"/>
    </style:style>
    <style:style style:name="P3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40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8c1ec"/>
    </style:style>
    <style:style style:name="T9" style:family="text">
      <style:text-properties officeooo:rsid="003a6be1"/>
    </style:style>
    <style:style style:name="T10" style:family="text">
      <style:text-properties officeooo:rsid="003e29e0"/>
    </style:style>
    <style:style style:name="T11" style:family="text">
      <style:text-properties officeooo:rsid="003ec6bc"/>
    </style:style>
    <style:style style:name="T12" style:family="text">
      <style:text-properties officeooo:rsid="0048ae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Требования СП.</text:p>
      <text:p text:style-name="P15">4.4.3 Трубопроводы не должны примыкать вплотную к поверхности строительных конструкций. Расстояние в свету между трубами и строительными конструкциями должно быть не менее 20 мм.</text:p>
      <text:p text:style-name="P9">5.3.2.4 Трубопроводы системы холодного водопровода (кроме тупиковых пожарных стояков), прокладываемые в каналах, шахтах, санитарно-технических кабинах, тоннелях, а также в помещениях с повышенной влажностью, для предотвращения конденсации влаги следует изолировать согласно СП 61.13330.</text:p>
      <text:p text:style-name="P10">5.3.3.6 Трубопроводы систем горячего водопровода (подающие и циркуляционные, кроме подводок к приборам) следует изолировать для защиты от потерь тепла согласно СП 61.13330.</text:p>
      <text:p text:style-name="P13">5.4.13 При совместной прокладке в каналах с трубопроводами, транспортирующими горячую воду или пар, сеть холодного водопровода необходимо размещать ниже этих трубопроводов с устройством теплоизоляции.</text:p>
      <text:p text:style-name="P13">5.4.14 Прокладку сетей внутреннего водопровода следует предусматривать с уклоном не менее 0,002.</text:p>
      <text:p text:style-name="P14">5.4.15 При стесненных условиях допускается прокладка сетей внутреннего водопровода с уклоном не менее 0,001.</text:p>
      <text:p text:style-name="P14">5.5.4 При проектировании сетей горячего водопровода следует предусматривать мероприятия по компенсации температурного изменения длины труб.</text:p>
      <text:p text:style-name="P11">7.1.5 Установку запорной арматуры на внутренних водопроводных сетях следует предусматривать:</text:p>
      <text:p text:style-name="P11">...</text:p>
      <text:p text:style-name="P12">на ответвлениях, питающих пять водоразборных точек и более;</text:p>
      <text:p text:style-name="P12">…</text:p>
      <text:p text:style-name="P12"/>
      <text:p text:style-name="P16">8.3.2 Участки канализационной сети следует прокладывать прямолинейно. Изменять направление прокладки и присоединять санитарно-технические приборы следует с помощью соединительных деталей (отводы прямые и косые, тройники и крестовины, муфты и др.). Изменять уклон прокладки на участке отводного (горизонтального) трубопровода не допускается.</text:p>
      <text:p text:style-name="P12">8.<text:span text:style-name="T12">3</text:span>.6 Применять прямые крестовины при расположении их в горизонтальной плоскости не допускается.</text:p>
      <text:p text:style-name="P12"/>
      <text:h text:style-name="P38" text:outline-level="1"><text:span text:style-name="T2">Хотелки</text:span><text:span text:style-name="T1">.</text:span></text:h>
      <text:p text:style-name="P1"/>
      <text:p text:style-name="P2">После завершения работ по черновой сантехнике покрасить металлические трубы серебрянкой и замотать <text:span text:style-name="T8">все стояки </text:span>тепло<text:span text:style-name="T8">шумо</text:span>изоляцией, <text:span text:style-name="T8">в т.ч. канализационный.</text:span></text:p>
      <text:p text:style-name="P2">Вентили ставить с рычагом, а не с бабочкой.</text:p>
      <text:p text:style-name="P3">Термостат на гигиенический душ.</text:p>
      <text:p text:style-name="P6">Фильтр тонкой очистки для увлажнителя, <text:span text:style-name="T5">фильтр деионизации.</text:span></text:p>
      <text:p text:style-name="P8">Регулятор расхода на полотенцесушитель - ?</text:p>
      <text:p text:style-name="P6"/>
      <text:p text:style-name="P37">Вход канализации для стиралки — на высоте 50-60 см (для устранения сифонного эффекта)!!!</text:p>
      <text:p text:style-name="P37"/>
      <text:p text:style-name="P36">Обратный клапан-манжета на унитаз.</text:p>
      <text:p text:style-name="P6"/>
      <text:p text:style-name="P7">Обратные клапаны на канализацию:</text:p>
      <text:list xml:id="list2411045775452377006" text:style-name="L1">
        <text:list-item>
          <text:p text:style-name="P21"><text:soft-page-break/>общий на вывод 50 мм;</text:p>
        </text:list-item>
        <text:list-item>
          <text:p text:style-name="P21">по одному на стиралку, сушилку и посудомойку.</text:p>
        </text:list-item>
      </text:list>
      <text:h text:style-name="P39" text:outline-level="1"><text:span text:style-name="T3">Точки водоснабжения</text:span><text:span text:style-name="T1">.</text:span></text:h>
      <text:p text:style-name="Standard"/>
      <text:p text:style-name="P3">Холодная вода:</text:p>
      <text:list xml:id="list8643153899805420050" text:style-name="L2">
        <text:list-item>
          <text:p text:style-name="P22">унитаз;</text:p>
        </text:list-item>
        <text:list-item>
          <text:p text:style-name="P22">гигиенический душ;</text:p>
        </text:list-item>
        <text:list-item>
          <text:p text:style-name="P22">смеситель на раковине в туалете;</text:p>
        </text:list-item>
        <text:list-item>
          <text:p text:style-name="P25">нагреватель проточный — <text:span text:style-name="T11">не менее 6 кВт</text:span>;</text:p>
        </text:list-item>
        <text:list-item>
          <text:p text:style-name="P23">смеситель на <text:span text:style-name="T6">ванне;</text:span></text:p>
        </text:list-item>
        <text:list-item>
          <text:p text:style-name="P27">смеситель на раковине в ванной;</text:p>
        </text:list-item>
        <text:list-item>
          <text:p text:style-name="P27">смеситель на мойке в кухне;</text:p>
        </text:list-item>
      </text:list>
      <text:p text:style-name="P18"/>
      <text:p text:style-name="P5">Холодная вода <text:span text:style-name="T9">после фильтра деионизации</text:span>:</text:p>
      <text:list xml:id="list2915739414707868529" text:style-name="L3">
        <text:list-item>
          <text:p text:style-name="P26">установка увлажнения;</text:p>
        </text:list-item>
        <text:list-item>
          <text:p text:style-name="P30">стиральная машина;</text:p>
        </text:list-item>
        <text:list-item>
          <text:p text:style-name="P29">посудомоечная машина;</text:p>
        </text:list-item>
      </text:list>
      <text:list xml:id="list220822095800953" text:continue-list="list8643153899805420050" text:style-name="L2">
        <text:list-header>
          <text:p text:style-name="P22"/>
        </text:list-header>
      </text:list>
      <text:p text:style-name="P4"><text:span text:style-name="T7">Горячая</text:span> вода:</text:p>
      <text:list xml:id="list220821017563367" text:continue-numbering="true" text:style-name="L2">
        <text:list-item>
          <text:p text:style-name="P24">гигиенический душ;</text:p>
        </text:list-item>
        <text:list-item>
          <text:p text:style-name="P24">смеситель на раковине в туалете;</text:p>
        </text:list-item>
        <text:list-item>
          <text:p text:style-name="P24">смеситель на <text:span text:style-name="T6">ванне;</text:span></text:p>
        </text:list-item>
        <text:list-item>
          <text:p text:style-name="P28">смеситель на раковине в ванной;</text:p>
        </text:list-item>
        <text:list-item>
          <text:p text:style-name="P28">смеситель на мойке в кухне.</text:p>
        </text:list-item>
      </text:list>
      <text:p text:style-name="P17"/>
      <text:h text:style-name="P40" text:outline-level="1"><text:span text:style-name="T3">Точки водо</text:span><text:span text:style-name="T4">отведения</text:span><text:span text:style-name="T1">.</text:span></text:h>
      <text:p text:style-name="P19"/>
      <text:list xml:id="list8222783390281633319" text:style-name="L4">
        <text:list-item>
          <text:p text:style-name="P31">раковина в туалете — <text:span text:style-name="T10">32 мм</text:span>;</text:p>
        </text:list-item>
        <text:list-item>
          <text:p text:style-name="P32">установка увлажнения;</text:p>
        </text:list-item>
        <text:list-item>
          <text:p text:style-name="P33">фильтры тонкой очистки - ?</text:p>
        </text:list-item>
        <text:list-item>
          <text:p text:style-name="P32">стиральная машина — <text:span text:style-name="T10">32 мм</text:span>;</text:p>
        </text:list-item>
        <text:list-item>
          <text:p text:style-name="P32">сушильная машина — <text:span text:style-name="T10">32 мм</text:span>;</text:p>
        </text:list-item>
        <text:list-item>
          <text:p text:style-name="P32">ванна — <text:span text:style-name="T10">50 мм</text:span>;</text:p>
        </text:list-item>
        <text:list-item>
          <text:p text:style-name="P32">раковина в ванной — <text:span text:style-name="T10">40 мм</text:span>;</text:p>
        </text:list-item>
        <text:list-item>
          <text:p text:style-name="P32">мойка на кухне — <text:span text:style-name="T10">40 или 50 мм</text:span>;</text:p>
        </text:list-item>
        <text:list-item>
          <text:p text:style-name="P32">посудомоечная машина — <text:span text:style-name="T10">32 мм</text:span>.</text:p>
        </text:list-item>
      </text:list>
      <text:p text:style-name="P17"/>
      <text:p text:style-name="P17"/>
      <text:p text:style-name="P17"/>
      <text:p text:style-name="P17"/>
      <text:p text:style-name="P17"/>
      <text:list xml:id="list220820813653395" text:continue-list="list220821017563367" text:style-name="L2">
        <text:list-header>
          <text:p text:style-name="P3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5-19T22:08:20.087432608</dc:date>
    <meta:editing-duration>PT6H25M51S</meta:editing-duration>
    <meta:editing-cycles>49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425" meta:character-count="3058" meta:non-whitespace-character-count="2706"/>
  </office:meta>
</office:document-meta>
</file>